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93.94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379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Default"/>
          <table:table-cell table:number-columns-repeated="9"/>
          <table:table-cell table:style-name="ce27" table:number-columns-repeated="1014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4" table:number-rows-spanned="1">
            <text:p>exec time given for the following memory technologies : 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fast</text:p>
          </table:table-cell>
          <table:table-cell table:style-name="ce24" office:value-type="string" calcext:value-type="string" table:number-columns-spanned="3" table:number-rows-spanned="1">
            <text:p>R = 1 / W = 3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20" office:value-type="string" calcext:value-type="string">
            <text:p>slow</text:p>
          </table:table-cell>
          <table:table-cell table:style-name="ce24" office:value-type="string" calcext:value-type="string" table:number-columns-spanned="3" table:number-rows-spanned="1">
            <text:p>R = 2 / W = 30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3">
          <table:table-cell table:style-name="ce21" office:value-type="string" calcext:value-type="string" table:number-columns-spanned="9" table:number-rows-spanned="1">
            <text:p>JSON PARSER</text:p>
          </table:table-cell>
          <table:covered-table-cell table:number-columns-repeated="8" table:style-name="ce23"/>
          <table:table-cell table:style-name="ce23"/>
          <table:table-cell table:number-columns-repeated="1014"/>
        </table:table-row>
        <table:table-row table:style-name="ro1">
          <table:table-cell table:style-name="ce22" office:value-type="string" calcext:value-type="string">
            <text:p>#</text:p>
          </table:table-cell>
          <table:table-cell table:style-name="ce22" office:value-type="string" calcext:value-type="string">
            <text:p>File name</text:p>
          </table:table-cell>
          <table:table-cell table:style-name="ce22" office:value-type="string" calcext:value-type="string">
            <text:p>Input size</text:p>
          </table:table-cell>
          <table:table-cell table:style-name="ce22" office:value-type="string" calcext:value-type="string">
            <text:p>Heap footprint</text:p>
          </table:table-cell>
          <table:table-cell table:style-name="ce22" office:value-type="string" calcext:value-type="string">
            <text:p>Objects count</text:p>
          </table:table-cell>
          <table:table-cell table:style-name="ce22" office:value-type="string" calcext:value-type="string">
            <text:p>Heap R/W ratio</text:p>
          </table:table-cell>
          <table:table-cell table:style-name="ce22" office:value-type="string" calcext:value-type="string">
            <text:p>Heap reuse ratio</text:p>
          </table:table-cell>
          <table:table-cell table:style-name="ce22" office:value-type="string" calcext:value-type="string">
            <text:p>Exec time ref</text:p>
          </table:table-cell>
          <table:table-cell table:style-name="ce22" office:value-type="string" calcext:value-type="string">
            <text:p>Exec time fast</text:p>
          </table:table-cell>
          <table:table-cell table:style-name="ce25" office:value-type="string" calcext:value-type="string">
            <text:p>Remarks</text:p>
          </table:table-cell>
          <table:table-cell table:style-name="ce23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0_walking_dead_short.json</text:p>
          </table:table-cell>
          <table:table-cell office:value-type="float" office:value="13041" calcext:value-type="float">
            <text:p>13041</text:p>
          </table:table-cell>
          <table:table-cell office:value-type="float" office:value="38864" calcext:value-type="float">
            <text:p>38864</text:p>
          </table:table-cell>
          <table:table-cell office:value-type="float" office:value="1637" calcext:value-type="float">
            <text:p>1637</text:p>
          </table:table-cell>
          <table:table-cell office:value-type="float" office:value="2.03016" calcext:value-type="float">
            <text:p>2.03016</text:p>
          </table:table-cell>
          <table:table-cell office:value-type="float" office:value="1.427" calcext:value-type="float">
            <text:p>1.427</text:p>
          </table:table-cell>
          <table:table-cell office:value-type="float" office:value="8161492" calcext:value-type="float">
            <text:p>8161492</text:p>
          </table:table-cell>
          <table:table-cell office:value-type="float" office:value="6878609" calcext:value-type="float">
            <text:p>687860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_increased_depth.json</text:p>
          </table:table-cell>
          <table:table-cell office:value-type="float" office:value="18050" calcext:value-type="float">
            <text:p>18050</text:p>
          </table:table-cell>
          <table:table-cell office:value-type="float" office:value="44688" calcext:value-type="float">
            <text:p>44688</text:p>
          </table:table-cell>
          <table:table-cell office:value-type="float" office:value="1239" calcext:value-type="float">
            <text:p>1239</text:p>
          </table:table-cell>
          <table:table-cell office:value-type="float" office:value="1.52283" calcext:value-type="float">
            <text:p>1.52283</text:p>
          </table:table-cell>
          <table:table-cell office:value-type="float" office:value="1.45587" calcext:value-type="float">
            <text:p>1.45587</text:p>
          </table:table-cell>
          <table:table-cell office:value-type="float" office:value="6163214" calcext:value-type="float">
            <text:p>6163214</text:p>
          </table:table-cell>
          <table:table-cell office:value-type="float" office:value="4767869" calcext:value-type="float">
            <text:p>4767869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_lorem_ipsum.json</text:p>
          </table:table-cell>
          <table:table-cell office:value-type="float" office:value="19356" calcext:value-type="float">
            <text:p>19356</text:p>
          </table:table-cell>
          <table:table-cell office:value-type="float" office:value="44952" calcext:value-type="float">
            <text:p>44952</text:p>
          </table:table-cell>
          <table:table-cell office:value-type="float" office:value="634" calcext:value-type="float">
            <text:p>634</text:p>
          </table:table-cell>
          <table:table-cell office:value-type="float" office:value="1.62243" calcext:value-type="float">
            <text:p>1.62243</text:p>
          </table:table-cell>
          <table:table-cell office:value-type="float" office:value="1.52903" calcext:value-type="float">
            <text:p>1.52903</text:p>
          </table:table-cell>
          <table:table-cell office:value-type="float" office:value="6486132" calcext:value-type="float">
            <text:p>6486132</text:p>
          </table:table-cell>
          <table:table-cell office:value-type="float" office:value="4970090" calcext:value-type="float">
            <text:p>497009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_minimal_episodes.json</text:p>
          </table:table-cell>
          <table:table-cell office:value-type="float" office:value="2714" calcext:value-type="float">
            <text:p>2714</text:p>
          </table:table-cell>
          <table:table-cell office:value-type="float" office:value="11744" calcext:value-type="float">
            <text:p>11744</text:p>
          </table:table-cell>
          <table:table-cell office:value-type="float" office:value="634" calcext:value-type="float">
            <text:p>634</text:p>
          </table:table-cell>
          <table:table-cell office:value-type="float" office:value="2.11498" calcext:value-type="float">
            <text:p>2.11498</text:p>
          </table:table-cell>
          <table:table-cell office:value-type="float" office:value="1.28082" calcext:value-type="float">
            <text:p>1.28082</text:p>
          </table:table-cell>
          <table:table-cell office:value-type="float" office:value="2328975" calcext:value-type="float">
            <text:p>2328975</text:p>
          </table:table-cell>
          <table:table-cell office:value-type="float" office:value="1983302" calcext:value-type="float">
            <text:p>198330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_more_objects.json</text:p>
          </table:table-cell>
          <table:table-cell office:value-type="float" office:value="11183" calcext:value-type="float">
            <text:p>11183</text:p>
          </table:table-cell>
          <table:table-cell office:value-type="float" office:value="41616" calcext:value-type="float">
            <text:p>41616</text:p>
          </table:table-cell>
          <table:table-cell office:value-type="float" office:value="2221" calcext:value-type="float">
            <text:p>2221</text:p>
          </table:table-cell>
          <table:table-cell office:value-type="float" office:value="2.31175" calcext:value-type="float">
            <text:p>2.31175</text:p>
          </table:table-cell>
          <table:table-cell office:value-type="float" office:value="1.28602" calcext:value-type="float">
            <text:p>1.28602</text:p>
          </table:table-cell>
          <table:table-cell office:value-type="float" office:value="9790569" calcext:value-type="float">
            <text:p>9790569</text:p>
          </table:table-cell>
          <table:table-cell office:value-type="float" office:value="8479883" calcext:value-type="float">
            <text:p>847988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_more_things_in_ep.json</text:p>
          </table:table-cell>
          <table:table-cell office:value-type="float" office:value="22204" calcext:value-type="float">
            <text:p>22204</text:p>
          </table:table-cell>
          <table:table-cell office:value-type="float" office:value="52080" calcext:value-type="float">
            <text:p>52080</text:p>
          </table:table-cell>
          <table:table-cell office:value-type="float" office:value="949" calcext:value-type="float">
            <text:p>949</text:p>
          </table:table-cell>
          <table:table-cell office:value-type="float" office:value="3.07593" calcext:value-type="float">
            <text:p>3.07593</text:p>
          </table:table-cell>
          <table:table-cell office:value-type="float" office:value="1.61882" calcext:value-type="float">
            <text:p>1.61882</text:p>
          </table:table-cell>
          <table:table-cell office:value-type="float" office:value="12274625" calcext:value-type="float">
            <text:p>12274625</text:p>
          </table:table-cell>
          <table:table-cell office:value-type="float" office:value="10362110" calcext:value-type="float">
            <text:p>1036211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6_less_strings.json</text:p>
          </table:table-cell>
          <table:table-cell office:value-type="float" office:value="45171" calcext:value-type="float">
            <text:p>45171</text:p>
          </table:table-cell>
          <table:table-cell office:value-type="float" office:value="120232" calcext:value-type="float">
            <text:p>120232</text:p>
          </table:table-cell>
          <table:table-cell office:value-type="float" office:value="6570" calcext:value-type="float">
            <text:p>6570</text:p>
          </table:table-cell>
          <table:table-cell office:value-type="float" office:value="1.65881" calcext:value-type="float">
            <text:p>1.65881</text:p>
          </table:table-cell>
          <table:table-cell office:value-type="float" office:value="1.27428" calcext:value-type="float">
            <text:p>1.27428</text:p>
          </table:table-cell>
          <table:table-cell office:value-type="float" office:value="25275399" calcext:value-type="float">
            <text:p>25275399</text:p>
          </table:table-cell>
          <table:table-cell office:value-type="float" office:value="21588059" calcext:value-type="float">
            <text:p>2158805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7_games_of_thrones_short.json</text:p>
          </table:table-cell>
          <table:table-cell office:value-type="float" office:value="15544" calcext:value-type="float">
            <text:p>15544</text:p>
          </table:table-cell>
          <table:table-cell office:value-type="float" office:value="45544" calcext:value-type="float">
            <text:p>45544</text:p>
          </table:table-cell>
          <table:table-cell office:value-type="float" office:value="1870" calcext:value-type="float">
            <text:p>1870</text:p>
          </table:table-cell>
          <table:table-cell office:value-type="float" office:value="2.03011" calcext:value-type="float">
            <text:p>2.03011</text:p>
          </table:table-cell>
          <table:table-cell office:value-type="float" office:value="1.43885" calcext:value-type="float">
            <text:p>1.43885</text:p>
          </table:table-cell>
          <table:table-cell office:value-type="float" office:value="9562264" calcext:value-type="float">
            <text:p>9562264</text:p>
          </table:table-cell>
          <table:table-cell office:value-type="float" office:value="8040647" calcext:value-type="float">
            <text:p>8040647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DIJKSTR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#</text:p>
          </table:table-cell>
          <table:table-cell table:style-name="ce22" office:value-type="string" calcext:value-type="string">
            <text:p>File name</text:p>
          </table:table-cell>
          <table:table-cell table:style-name="ce22" office:value-type="string" calcext:value-type="string">
            <text:p>Input size</text:p>
          </table:table-cell>
          <table:table-cell table:style-name="ce22" office:value-type="string" calcext:value-type="string">
            <text:p>Heap footprint</text:p>
          </table:table-cell>
          <table:table-cell table:style-name="ce22" office:value-type="string" calcext:value-type="string">
            <text:p>Objects count</text:p>
          </table:table-cell>
          <table:table-cell table:style-name="ce22" office:value-type="string" calcext:value-type="string">
            <text:p>Heap R/W ratio</text:p>
          </table:table-cell>
          <table:table-cell table:style-name="ce22" office:value-type="string" calcext:value-type="string">
            <text:p>Heap reuse ratio</text:p>
          </table:table-cell>
          <table:table-cell table:style-name="ce22" office:value-type="string" calcext:value-type="string">
            <text:p>Exec time ref</text:p>
          </table:table-cell>
          <table:table-cell table:style-name="ce22" office:value-type="string" calcext:value-type="string">
            <text:p>Exec time fast</text:p>
          </table:table-cell>
          <table:table-cell table:style-name="ce25" office:value-type="string" calcext:value-type="string">
            <text:p>Remarks</text:p>
          </table:table-cell>
          <table:table-cell table:style-name="ce23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put_1.dat</text:p>
          </table:table-cell>
          <table:table-cell office:value-type="float" office:value="7286" calcext:value-type="float">
            <text:p>7286</text:p>
          </table:table-cell>
          <table:table-cell office:value-type="float" office:value="10072" calcext:value-type="float">
            <text:p>10072</text:p>
          </table:table-cell>
          <table:table-cell office:value-type="float" office:value="14979" calcext:value-type="float">
            <text:p>14979</text:p>
          </table:table-cell>
          <table:table-cell office:value-type="float" office:value="8.89306" calcext:value-type="float">
            <text:p>8.89306</text:p>
          </table:table-cell>
          <table:table-cell office:value-type="float" office:value="24.0369" calcext:value-type="float">
            <text:p>24.0369</text:p>
          </table:table-cell>
          <table:table-cell office:value-type="float" office:value="211346095" calcext:value-type="float">
            <text:p>211346095</text:p>
          </table:table-cell>
          <table:table-cell office:value-type="float" office:value="202959989" calcext:value-type="float">
            <text:p>20295998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put_2.dat</text:p>
          </table:table-cell>
          <table:table-cell office:value-type="float" office:value="6478" calcext:value-type="float">
            <text:p>6478</text:p>
          </table:table-cell>
          <table:table-cell office:value-type="float" office:value="13216" calcext:value-type="float">
            <text:p>13216</text:p>
          </table:table-cell>
          <table:table-cell office:value-type="float" office:value="12492" calcext:value-type="float">
            <text:p>12492</text:p>
          </table:table-cell>
          <table:table-cell office:value-type="float" office:value="11.5432" calcext:value-type="float">
            <text:p>11.5432</text:p>
          </table:table-cell>
          <table:table-cell office:value-type="float" office:value="15.3078" calcext:value-type="float">
            <text:p>15.3078</text:p>
          </table:table-cell>
          <table:table-cell office:value-type="float" office:value="192313868" calcext:value-type="float">
            <text:p>192313868</text:p>
          </table:table-cell>
          <table:table-cell office:value-type="float" office:value="184743782" calcext:value-type="float">
            <text:p>18474378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put_3.dat</text:p>
          </table:table-cell>
          <table:table-cell office:value-type="float" office:value="7211" calcext:value-type="float">
            <text:p>7211</text:p>
          </table:table-cell>
          <table:table-cell office:value-type="float" office:value="10744" calcext:value-type="float">
            <text:p>10744</text:p>
          </table:table-cell>
          <table:table-cell office:value-type="float" office:value="13929" calcext:value-type="float">
            <text:p>13929</text:p>
          </table:table-cell>
          <table:table-cell office:value-type="float" office:value="9.84687" calcext:value-type="float">
            <text:p>9.84687</text:p>
          </table:table-cell>
          <table:table-cell office:value-type="float" office:value="20.9698" calcext:value-type="float">
            <text:p>20.9698</text:p>
          </table:table-cell>
          <table:table-cell office:value-type="float" office:value="203650122" calcext:value-type="float">
            <text:p>203650122</text:p>
          </table:table-cell>
          <table:table-cell office:value-type="float" office:value="195501503" calcext:value-type="float">
            <text:p>19550150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put_4.dat</text:p>
          </table:table-cell>
          <table:table-cell office:value-type="float" office:value="7304" calcext:value-type="float">
            <text:p>7304</text:p>
          </table:table-cell>
          <table:table-cell office:value-type="float" office:value="9904" calcext:value-type="float">
            <text:p>9904</text:p>
          </table:table-cell>
          <table:table-cell office:value-type="float" office:value="13095" calcext:value-type="float">
            <text:p>13095</text:p>
          </table:table-cell>
          <table:table-cell office:value-type="float" office:value="9.623" calcext:value-type="float">
            <text:p>9.6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194820739" calcext:value-type="float">
            <text:p>194820739</text:p>
          </table:table-cell>
          <table:table-cell office:value-type="float" office:value="187052600" calcext:value-type="float">
            <text:p>1870526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put_5.dat</text:p>
          </table:table-cell>
          <table:table-cell office:value-type="float" office:value="7306" calcext:value-type="float">
            <text:p>7306</text:p>
          </table:table-cell>
          <table:table-cell office:value-type="float" office:value="10432" calcext:value-type="float">
            <text:p>10432</text:p>
          </table:table-cell>
          <table:table-cell office:value-type="float" office:value="14059" calcext:value-type="float">
            <text:p>14059</text:p>
          </table:table-cell>
          <table:table-cell office:value-type="float" office:value="9.40703" calcext:value-type="float">
            <text:p>9.40703</text:p>
          </table:table-cell>
          <table:table-cell office:value-type="float" office:value="21.7964" calcext:value-type="float">
            <text:p>21.7964</text:p>
          </table:table-cell>
          <table:table-cell office:value-type="float" office:value="203744093" calcext:value-type="float">
            <text:p>203744093</text:p>
          </table:table-cell>
          <table:table-cell office:value-type="float" office:value="195616685" calcext:value-type="float">
            <text:p>19561668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put_6.dat</text:p>
          </table:table-cell>
          <table:table-cell office:value-type="float" office:value="7303" calcext:value-type="float">
            <text:p>7303</text:p>
          </table:table-cell>
          <table:table-cell office:value-type="float" office:value="10072" calcext:value-type="float">
            <text:p>10072</text:p>
          </table:table-cell>
          <table:table-cell office:value-type="float" office:value="12869" calcext:value-type="float">
            <text:p>12869</text:p>
          </table:table-cell>
          <table:table-cell office:value-type="float" office:value="9.36927" calcext:value-type="float">
            <text:p>9.36927</text:p>
          </table:table-cell>
          <table:table-cell office:value-type="float" office:value="20.6851" calcext:value-type="float">
            <text:p>20.6851</text:p>
          </table:table-cell>
          <table:table-cell office:value-type="float" office:value="191727393" calcext:value-type="float">
            <text:p>191727393</text:p>
          </table:table-cell>
          <table:table-cell office:value-type="float" office:value="184114856" calcext:value-type="float">
            <text:p>18411485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put_7.dat</text:p>
          </table:table-cell>
          <table:table-cell office:value-type="float" office:value="10025" calcext:value-type="float">
            <text:p>10025</text:p>
          </table:table-cell>
          <table:table-cell office:value-type="float" office:value="4888" calcext:value-type="float">
            <text:p>4888</text:p>
          </table:table-cell>
          <table:table-cell office:value-type="float" office:value="2004" calcext:value-type="float">
            <text:p>2004</text:p>
          </table:table-cell>
          <table:table-cell office:value-type="float" office:value="3.54788" calcext:value-type="float">
            <text:p>3.54788</text:p>
          </table:table-cell>
          <table:table-cell office:value-type="float" office:value="7.0581" calcext:value-type="float">
            <text:p>7.0581</text:p>
          </table:table-cell>
          <table:table-cell office:value-type="float" office:value="79721755" calcext:value-type="float">
            <text:p>79721755</text:p>
          </table:table-cell>
          <table:table-cell office:value-type="float" office:value="76360562" calcext:value-type="float">
            <text:p>7636056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put_8.dat</text:p>
          </table:table-cell>
          <table:table-cell office:value-type="float" office:value="5259" calcext:value-type="float">
            <text:p>5259</text:p>
          </table:table-cell>
          <table:table-cell office:value-type="float" office:value="8824" calcext:value-type="float">
            <text:p>8824</text:p>
          </table:table-cell>
          <table:table-cell office:value-type="float" office:value="6887" calcext:value-type="float">
            <text:p>6887</text:p>
          </table:table-cell>
          <table:table-cell office:value-type="float" office:value="9.38176" calcext:value-type="float">
            <text:p>9.38176</text:p>
          </table:table-cell>
          <table:table-cell office:value-type="float" office:value="12.7638" calcext:value-type="float">
            <text:p>12.7638</text:p>
          </table:table-cell>
          <table:table-cell office:value-type="float" office:value="127948719" calcext:value-type="float">
            <text:p>127948719</text:p>
          </table:table-cell>
          <table:table-cell office:value-type="float" office:value="123591593" calcext:value-type="float">
            <text:p>123591593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ECDS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#</text:p>
          </table:table-cell>
          <table:table-cell table:style-name="ce22" office:value-type="string" calcext:value-type="string">
            <text:p>File name</text:p>
          </table:table-cell>
          <table:table-cell table:style-name="ce22" office:value-type="string" calcext:value-type="string">
            <text:p>Input size</text:p>
          </table:table-cell>
          <table:table-cell table:style-name="ce22" office:value-type="string" calcext:value-type="string">
            <text:p>Heap footprint</text:p>
          </table:table-cell>
          <table:table-cell table:style-name="ce22" office:value-type="string" calcext:value-type="string">
            <text:p>Objects count</text:p>
          </table:table-cell>
          <table:table-cell table:style-name="ce22" office:value-type="string" calcext:value-type="string">
            <text:p>Heap R/W ratio</text:p>
          </table:table-cell>
          <table:table-cell table:style-name="ce22" office:value-type="string" calcext:value-type="string">
            <text:p>Heap reuse ratio</text:p>
          </table:table-cell>
          <table:table-cell table:style-name="ce22" office:value-type="string" calcext:value-type="string">
            <text:p>Exec time ref</text:p>
          </table:table-cell>
          <table:table-cell table:style-name="ce22" office:value-type="string" calcext:value-type="string">
            <text:p>Exec time fast</text:p>
          </table:table-cell>
          <table:table-cell table:style-name="ce25" office:value-type="string" calcext:value-type="string">
            <text:p>Remarks</text:p>
          </table:table-cell>
          <table:table-cell table:style-name="ce23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7280" calcext:value-type="float">
            <text:p>7280</text:p>
          </table:table-cell>
          <table:table-cell office:value-type="float" office:value="14505" calcext:value-type="float">
            <text:p>14505</text:p>
          </table:table-cell>
          <table:table-cell office:value-type="float" office:value="1.39007" calcext:value-type="float">
            <text:p>1.39007</text:p>
          </table:table-cell>
          <table:table-cell office:value-type="float" office:value="59.1242" calcext:value-type="float">
            <text:p>59.1242</text:p>
          </table:table-cell>
          <table:table-cell office:value-type="float" office:value="137677408" calcext:value-type="float">
            <text:p>137677408</text:p>
          </table:table-cell>
          <table:table-cell office:value-type="float" office:value="102850898" calcext:value-type="float">
            <text:p>102850898</text:p>
          </table:table-cell>
          <table:table-cell table:style-name="ce26" office:value-type="string" calcext:value-type="string" table:number-columns-spanned="1" table:number-rows-spanned="8">
            <text:p>different strings of variable length.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float" office:value="7480" calcext:value-type="float">
            <text:p>7480</text:p>
          </table:table-cell>
          <table:table-cell office:value-type="float" office:value="14583" calcext:value-type="float">
            <text:p>14583</text:p>
          </table:table-cell>
          <table:table-cell office:value-type="float" office:value="1.39289" calcext:value-type="float">
            <text:p>1.39289</text:p>
          </table:table-cell>
          <table:table-cell office:value-type="float" office:value="57.7877" calcext:value-type="float">
            <text:p>57.7877</text:p>
          </table:table-cell>
          <table:table-cell office:value-type="float" office:value="137880202" calcext:value-type="float">
            <text:p>137880202</text:p>
          </table:table-cell>
          <table:table-cell office:value-type="float" office:value="102974018" calcext:value-type="float">
            <text:p>102974018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office:value-type="float" office:value="613" calcext:value-type="float">
            <text:p>613</text:p>
          </table:table-cell>
          <table:table-cell office:value-type="float" office:value="7328" calcext:value-type="float">
            <text:p>7328</text:p>
          </table:table-cell>
          <table:table-cell office:value-type="float" office:value="14543" calcext:value-type="float">
            <text:p>14543</text:p>
          </table:table-cell>
          <table:table-cell office:value-type="float" office:value="1.39016" calcext:value-type="float">
            <text:p>1.39016</text:p>
          </table:table-cell>
          <table:table-cell office:value-type="float" office:value="58.8537" calcext:value-type="float">
            <text:p>58.8537</text:p>
          </table:table-cell>
          <table:table-cell office:value-type="float" office:value="137923586" calcext:value-type="float">
            <text:p>137923586</text:p>
          </table:table-cell>
          <table:table-cell office:value-type="float" office:value="103073879" calcext:value-type="float">
            <text:p>103073879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office:value-type="float" office:value="445" calcext:value-type="float">
            <text:p>445</text:p>
          </table:table-cell>
          <table:table-cell office:value-type="float" office:value="7544" calcext:value-type="float">
            <text:p>7544</text:p>
          </table:table-cell>
          <table:table-cell office:value-type="float" office:value="14724" calcext:value-type="float">
            <text:p>14724</text:p>
          </table:table-cell>
          <table:table-cell office:value-type="float" office:value="1.38891" calcext:value-type="float">
            <text:p>1.38891</text:p>
          </table:table-cell>
          <table:table-cell office:value-type="float" office:value="57.7497" calcext:value-type="float">
            <text:p>57.7497</text:p>
          </table:table-cell>
          <table:table-cell office:value-type="float" office:value="138885665" calcext:value-type="float">
            <text:p>138885665</text:p>
          </table:table-cell>
          <table:table-cell office:value-type="float" office:value="103699598" calcext:value-type="float">
            <text:p>103699598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office:value-type="float" office:value="2691" calcext:value-type="float">
            <text:p>2691</text:p>
          </table:table-cell>
          <table:table-cell office:value-type="float" office:value="7496" calcext:value-type="float">
            <text:p>7496</text:p>
          </table:table-cell>
          <table:table-cell office:value-type="float" office:value="14673" calcext:value-type="float">
            <text:p>14673</text:p>
          </table:table-cell>
          <table:table-cell office:value-type="float" office:value="1.38561" calcext:value-type="float">
            <text:p>1.38561</text:p>
          </table:table-cell>
          <table:table-cell office:value-type="float" office:value="57.9264" calcext:value-type="float">
            <text:p>57.9264</text:p>
          </table:table-cell>
          <table:table-cell office:value-type="float" office:value="138909873" calcext:value-type="float">
            <text:p>138909873</text:p>
          </table:table-cell>
          <table:table-cell office:value-type="float" office:value="103831112" calcext:value-type="float">
            <text:p>103831112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280" calcext:value-type="float">
            <text:p>7280</text:p>
          </table:table-cell>
          <table:table-cell office:value-type="float" office:value="14810" calcext:value-type="float">
            <text:p>14810</text:p>
          </table:table-cell>
          <table:table-cell office:value-type="float" office:value="1.38129" calcext:value-type="float">
            <text:p>1.38129</text:p>
          </table:table-cell>
          <table:table-cell office:value-type="float" office:value="60.0945" calcext:value-type="float">
            <text:p>60.0945</text:p>
          </table:table-cell>
          <table:table-cell office:value-type="float" office:value="139027298" calcext:value-type="float">
            <text:p>139027298</text:p>
          </table:table-cell>
          <table:table-cell office:value-type="float" office:value="103740926" calcext:value-type="float">
            <text:p>103740926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office:value-type="float" office:value="178" calcext:value-type="float">
            <text:p>178</text:p>
          </table:table-cell>
          <table:table-cell office:value-type="float" office:value="7280" calcext:value-type="float">
            <text:p>7280</text:p>
          </table:table-cell>
          <table:table-cell office:value-type="float" office:value="14746" calcext:value-type="float">
            <text:p>14746</text:p>
          </table:table-cell>
          <table:table-cell office:value-type="float" office:value="1.38447" calcext:value-type="float">
            <text:p>1.38447</text:p>
          </table:table-cell>
          <table:table-cell office:value-type="float" office:value="59.9022" calcext:value-type="float">
            <text:p>59.9022</text:p>
          </table:table-cell>
          <table:table-cell office:value-type="float" office:value="138853056" calcext:value-type="float">
            <text:p>138853056</text:p>
          </table:table-cell>
          <table:table-cell office:value-type="float" office:value="103648619" calcext:value-type="float">
            <text:p>103648619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office:value-type="float" office:value="260" calcext:value-type="float">
            <text:p>260</text:p>
          </table:table-cell>
          <table:table-cell office:value-type="float" office:value="7376" calcext:value-type="float">
            <text:p>7376</text:p>
          </table:table-cell>
          <table:table-cell office:value-type="float" office:value="14743" calcext:value-type="float">
            <text:p>14743</text:p>
          </table:table-cell>
          <table:table-cell office:value-type="float" office:value="1.38551" calcext:value-type="float">
            <text:p>1.38551</text:p>
          </table:table-cell>
          <table:table-cell office:value-type="float" office:value="59.1095" calcext:value-type="float">
            <text:p>59.1095</text:p>
          </table:table-cell>
          <table:table-cell office:value-type="float" office:value="138836265" calcext:value-type="float">
            <text:p>138836265</text:p>
          </table:table-cell>
          <table:table-cell office:value-type="float" office:value="103663913" calcext:value-type="float">
            <text:p>103663913</text:p>
          </table:table-cell>
          <table:covered-table-cell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JPEG 20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#</text:p>
          </table:table-cell>
          <table:table-cell table:style-name="ce22" office:value-type="string" calcext:value-type="string">
            <text:p>File name</text:p>
          </table:table-cell>
          <table:table-cell table:style-name="ce22" office:value-type="string" calcext:value-type="string">
            <text:p>Input size</text:p>
          </table:table-cell>
          <table:table-cell table:style-name="ce22" office:value-type="string" calcext:value-type="string">
            <text:p>Heap footprint</text:p>
          </table:table-cell>
          <table:table-cell table:style-name="ce22" office:value-type="string" calcext:value-type="string">
            <text:p>Objects count</text:p>
          </table:table-cell>
          <table:table-cell table:style-name="ce22" office:value-type="string" calcext:value-type="string">
            <text:p>Heap R/W ratio</text:p>
          </table:table-cell>
          <table:table-cell table:style-name="ce22" office:value-type="string" calcext:value-type="string">
            <text:p>Heap reuse ratio</text:p>
          </table:table-cell>
          <table:table-cell table:style-name="ce22" office:value-type="string" calcext:value-type="string">
            <text:p>Exec time ref</text:p>
          </table:table-cell>
          <table:table-cell table:style-name="ce22" office:value-type="string" calcext:value-type="string">
            <text:p>Exec time fast</text:p>
          </table:table-cell>
          <table:table-cell table:style-name="ce25" office:value-type="string" calcext:value-type="string">
            <text:p>Remarks</text:p>
          </table:table-cell>
          <table:table-cell table:style-name="ce23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put_0.pnm</text:p>
          </table:table-cell>
          <table:table-cell office:value-type="float" office:value="76086" calcext:value-type="float">
            <text:p>76086</text:p>
          </table:table-cell>
          <table:table-cell office:value-type="float" office:value="1704760" calcext:value-type="float">
            <text:p>1704760</text:p>
          </table:table-cell>
          <table:table-cell office:value-type="float" office:value="10256" calcext:value-type="float">
            <text:p>10256</text:p>
          </table:table-cell>
          <table:table-cell office:value-type="float" office:value="3.01836" calcext:value-type="float">
            <text:p>3.01836</text:p>
          </table:table-cell>
          <table:table-cell office:value-type="float" office:value="1.23497" calcext:value-type="float">
            <text:p>1.23497</text:p>
          </table:table-cell>
          <table:table-cell office:value-type="float" office:value="1184926626" calcext:value-type="float">
            <text:p>1184926626</text:p>
          </table:table-cell>
          <table:table-cell office:value-type="float" office:value="998994503" calcext:value-type="float">
            <text:p>99899450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put_1.pnm</text:p>
          </table:table-cell>
          <table:table-cell office:value-type="float" office:value="206310" calcext:value-type="float">
            <text:p>206310</text:p>
          </table:table-cell>
          <table:table-cell office:value-type="float" office:value="3294536" calcext:value-type="float">
            <text:p>3294536</text:p>
          </table:table-cell>
          <table:table-cell office:value-type="float" office:value="10617" calcext:value-type="float">
            <text:p>10617</text:p>
          </table:table-cell>
          <table:table-cell office:value-type="float" office:value="2.28796" calcext:value-type="float">
            <text:p>2.28796</text:p>
          </table:table-cell>
          <table:table-cell office:value-type="float" office:value="1.13383" calcext:value-type="float">
            <text:p>1.13383</text:p>
          </table:table-cell>
          <table:table-cell office:value-type="float" office:value="1666432432" calcext:value-type="float">
            <text:p>1666432432</text:p>
          </table:table-cell>
          <table:table-cell office:value-type="float" office:value="1417486178" calcext:value-type="float">
            <text:p>141748617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put_2.pnm</text:p>
          </table:table-cell>
          <table:table-cell office:value-type="float" office:value="187560" calcext:value-type="float">
            <text:p>187560</text:p>
          </table:table-cell>
          <table:table-cell office:value-type="float" office:value="2780424" calcext:value-type="float">
            <text:p>2780424</text:p>
          </table:table-cell>
          <table:table-cell office:value-type="float" office:value="10274" calcext:value-type="float">
            <text:p>10274</text:p>
          </table:table-cell>
          <table:table-cell office:value-type="float" office:value="2.63717" calcext:value-type="float">
            <text:p>2.63717</text:p>
          </table:table-cell>
          <table:table-cell office:value-type="float" office:value="1.15171" calcext:value-type="float">
            <text:p>1.15171</text:p>
          </table:table-cell>
          <table:table-cell office:value-type="float" office:value="1887847298" calcext:value-type="float">
            <text:p>1887847298</text:p>
          </table:table-cell>
          <table:table-cell office:value-type="float" office:value="1307888462" calcext:value-type="float">
            <text:p>130788846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put_3.pnm</text:p>
          </table:table-cell>
          <table:table-cell office:value-type="float" office:value="196668" calcext:value-type="float">
            <text:p>196668</text:p>
          </table:table-cell>
          <table:table-cell office:value-type="float" office:value="2932040" calcext:value-type="float">
            <text:p>2932040</text:p>
          </table:table-cell>
          <table:table-cell office:value-type="float" office:value="10293" calcext:value-type="float">
            <text:p>10293</text:p>
          </table:table-cell>
          <table:table-cell office:value-type="float" office:value="2.18799" calcext:value-type="float">
            <text:p>2.18799</text:p>
          </table:table-cell>
          <table:table-cell office:value-type="float" office:value="1.15092" calcext:value-type="float">
            <text:p>1.15092</text:p>
          </table:table-cell>
          <table:table-cell office:value-type="float" office:value="1890956966" calcext:value-type="float">
            <text:p>1890956966</text:p>
          </table:table-cell>
          <table:table-cell office:value-type="float" office:value="1411337927" calcext:value-type="float">
            <text:p>1411337927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adient.pnm</text:p>
          </table:table-cell>
          <table:table-cell office:value-type="float" office:value="196668" calcext:value-type="float">
            <text:p>196668</text:p>
          </table:table-cell>
          <table:table-cell office:value-type="float" office:value="2776480" calcext:value-type="float">
            <text:p>2776480</text:p>
          </table:table-cell>
          <table:table-cell office:value-type="float" office:value="10257" calcext:value-type="float">
            <text:p>10257</text:p>
          </table:table-cell>
          <table:table-cell office:value-type="float" office:value="2.4508" calcext:value-type="float">
            <text:p>2.4508</text:p>
          </table:table-cell>
          <table:table-cell office:value-type="float" office:value="1.14579" calcext:value-type="float">
            <text:p>1.14579</text:p>
          </table:table-cell>
          <table:table-cell office:value-type="float" office:value="1484434466" calcext:value-type="float">
            <text:p>1484434466</text:p>
          </table:table-cell>
          <table:table-cell office:value-type="float" office:value="1160536769" calcext:value-type="float">
            <text:p>116053676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na.pnm</text:p>
          </table:table-cell>
          <table:table-cell office:value-type="float" office:value="67560" calcext:value-type="float">
            <text:p>67560</text:p>
          </table:table-cell>
          <table:table-cell office:value-type="float" office:value="1627760" calcext:value-type="float">
            <text:p>1627760</text:p>
          </table:table-cell>
          <table:table-cell office:value-type="float" office:value="10254" calcext:value-type="float">
            <text:p>10254</text:p>
          </table:table-cell>
          <table:table-cell office:value-type="float" office:value="3.13409" calcext:value-type="float">
            <text:p>3.13409</text:p>
          </table:table-cell>
          <table:table-cell office:value-type="float" office:value="1.24502" calcext:value-type="float">
            <text:p>1.24502</text:p>
          </table:table-cell>
          <table:table-cell office:value-type="float" office:value="1158908584" calcext:value-type="float">
            <text:p>1158908584</text:p>
          </table:table-cell>
          <table:table-cell office:value-type="float" office:value="983097566" calcext:value-type="float">
            <text:p>98309756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ximum_the_color.pnm</text:p>
          </table:table-cell>
          <table:table-cell office:value-type="float" office:value="64860" calcext:value-type="float">
            <text:p>64860</text:p>
          </table:table-cell>
          <table:table-cell office:value-type="float" office:value="1425784" calcext:value-type="float">
            <text:p>1425784</text:p>
          </table:table-cell>
          <table:table-cell office:value-type="float" office:value="10042" calcext:value-type="float">
            <text:p>10042</text:p>
          </table:table-cell>
          <table:table-cell office:value-type="float" office:value="2.99249" calcext:value-type="float">
            <text:p>2.99249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1180174345" calcext:value-type="float">
            <text:p>1180174345</text:p>
          </table:table-cell>
          <table:table-cell office:value-type="float" office:value="996722615" calcext:value-type="float">
            <text:p>99672261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trail.pnm</text:p>
          </table:table-cell>
          <table:table-cell office:value-type="float" office:value="70860" calcext:value-type="float">
            <text:p>70860</text:p>
          </table:table-cell>
          <table:table-cell office:value-type="float" office:value="1496256" calcext:value-type="float">
            <text:p>1496256</text:p>
          </table:table-cell>
          <table:table-cell office:value-type="float" office:value="10056" calcext:value-type="float">
            <text:p>10056</text:p>
          </table:table-cell>
          <table:table-cell office:value-type="float" office:value="2.66248" calcext:value-type="float">
            <text:p>2.66248</text:p>
          </table:table-cell>
          <table:table-cell office:value-type="float" office:value="1.2845" calcext:value-type="float">
            <text:p>1.2845</text:p>
          </table:table-cell>
          <table:table-cell office:value-type="float" office:value="1294615467" calcext:value-type="float">
            <text:p>1294615467</text:p>
          </table:table-cell>
          <table:table-cell office:value-type="float" office:value="1063990715" calcext:value-type="float">
            <text:p>1063990715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9" table:number-rows-spanned="1">
            <text:p>H26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#</text:p>
          </table:table-cell>
          <table:table-cell table:style-name="ce22" office:value-type="string" calcext:value-type="string">
            <text:p>File name</text:p>
          </table:table-cell>
          <table:table-cell table:style-name="ce22" office:value-type="string" calcext:value-type="string">
            <text:p>Input size</text:p>
          </table:table-cell>
          <table:table-cell table:style-name="ce22" office:value-type="string" calcext:value-type="string">
            <text:p>Heap footprint</text:p>
          </table:table-cell>
          <table:table-cell table:style-name="ce22" office:value-type="string" calcext:value-type="string">
            <text:p>Objects count</text:p>
          </table:table-cell>
          <table:table-cell table:style-name="ce22" office:value-type="string" calcext:value-type="string">
            <text:p>Heap R/W ratio</text:p>
          </table:table-cell>
          <table:table-cell table:style-name="ce22" office:value-type="string" calcext:value-type="string">
            <text:p>Heap reuse ratio</text:p>
          </table:table-cell>
          <table:table-cell table:style-name="ce22" office:value-type="string" calcext:value-type="string">
            <text:p>Exec time ref</text:p>
          </table:table-cell>
          <table:table-cell table:style-name="ce22" office:value-type="string" calcext:value-type="string">
            <text:p>Exec time fast</text:p>
          </table:table-cell>
          <table:table-cell table:style-name="ce25" office:value-type="string" calcext:value-type="string">
            <text:p>Remarks</text:p>
          </table:table-cell>
          <table:table-cell table:style-name="ce23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put_0_i420_352x288.yuv</text:p>
          </table:table-cell>
          <table:table-cell office:value-type="float" office:value="342144" calcext:value-type="float">
            <text:p>342144</text:p>
          </table:table-cell>
          <table:table-cell office:value-type="float" office:value="1260744" calcext:value-type="float">
            <text:p>1260744</text:p>
          </table:table-cell>
          <table:table-cell office:value-type="float" office:value="53829" calcext:value-type="float">
            <text:p>53829</text:p>
          </table:table-cell>
          <table:table-cell office:value-type="float" office:value="20.3563" calcext:value-type="float">
            <text:p>20.3563</text:p>
          </table:table-cell>
          <table:table-cell office:value-type="float" office:value="34.8068" calcext:value-type="float">
            <text:p>34.8068</text:p>
          </table:table-cell>
          <table:table-cell office:value-type="float" office:value="24780282313" calcext:value-type="float">
            <text:p>24780282313</text:p>
          </table:table-cell>
          <table:table-cell office:value-type="float" office:value="23530385484" calcext:value-type="float">
            <text:p>2353038548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put_1_i420_176x144.yuv</text:p>
          </table:table-cell>
          <table:table-cell office:value-type="float" office:value="57024" calcext:value-type="float">
            <text:p>57024</text:p>
          </table:table-cell>
          <table:table-cell office:value-type="float" office:value="366200" calcext:value-type="float">
            <text:p>366200</text:p>
          </table:table-cell>
          <table:table-cell office:value-type="float" office:value="7511" calcext:value-type="float">
            <text:p>7511</text:p>
          </table:table-cell>
          <table:table-cell office:value-type="float" office:value="12.8779" calcext:value-type="float">
            <text:p>12.8779</text:p>
          </table:table-cell>
          <table:table-cell office:value-type="float" office:value="18.1981" calcext:value-type="float">
            <text:p>18.1981</text:p>
          </table:table-cell>
          <table:table-cell office:value-type="float" office:value="4354747092" calcext:value-type="float">
            <text:p>4354747092</text:p>
          </table:table-cell>
          <table:table-cell office:value-type="float" office:value="4141059981" calcext:value-type="float">
            <text:p>414105998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put_2_i420_176x144.yuv</text:p>
          </table:table-cell>
          <table:table-cell office:value-type="float" office:value="294624" calcext:value-type="float">
            <text:p>294624</text:p>
          </table:table-cell>
          <table:table-cell office:value-type="float" office:value="366224" calcext:value-type="float">
            <text:p>366224</text:p>
          </table:table-cell>
          <table:table-cell office:value-type="float" office:value="43369" calcext:value-type="float">
            <text:p>43369</text:p>
          </table:table-cell>
          <table:table-cell office:value-type="float" office:value="10.3609" calcext:value-type="float">
            <text:p>10.3609</text:p>
          </table:table-cell>
          <table:table-cell office:value-type="float" office:value="105.945" calcext:value-type="float">
            <text:p>105.945</text:p>
          </table:table-cell>
          <table:table-cell office:value-type="float" office:value="23309025053" calcext:value-type="float">
            <text:p>23309025053</text:p>
          </table:table-cell>
          <table:table-cell office:value-type="float" office:value="22128066651" calcext:value-type="float">
            <text:p>2212806665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put_3_i420_352x288.yuv</text:p>
          </table:table-cell>
          <table:table-cell office:value-type="float" office:value="456192" calcext:value-type="float">
            <text:p>456192</text:p>
          </table:table-cell>
          <table:table-cell office:value-type="float" office:value="1417224" calcext:value-type="float">
            <text:p>1417224</text:p>
          </table:table-cell>
          <table:table-cell office:value-type="float" office:value="62904" calcext:value-type="float">
            <text:p>62904</text:p>
          </table:table-cell>
          <table:table-cell office:value-type="float" office:value="27.312" calcext:value-type="float">
            <text:p>27.312</text:p>
          </table:table-cell>
          <table:table-cell office:value-type="float" office:value="42.0704" calcext:value-type="float">
            <text:p>42.0704</text:p>
          </table:table-cell>
          <table:table-cell office:value-type="float" office:value="42188028838" calcext:value-type="float">
            <text:p>42188028838</text:p>
          </table:table-cell>
          <table:table-cell office:value-type="float" office:value="39624220506" calcext:value-type="float">
            <text:p>3962422050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put_4_i420_352x288.yuv</text:p>
          </table:table-cell>
          <table:table-cell office:value-type="float" office:value="380160" calcext:value-type="float">
            <text:p>380160</text:p>
          </table:table-cell>
          <table:table-cell office:value-type="float" office:value="1417208" calcext:value-type="float">
            <text:p>1417208</text:p>
          </table:table-cell>
          <table:table-cell office:value-type="float" office:value="51543" calcext:value-type="float">
            <text:p>51543</text:p>
          </table:table-cell>
          <table:table-cell office:value-type="float" office:value="17.1773" calcext:value-type="float">
            <text:p>17.1773</text:p>
          </table:table-cell>
          <table:table-cell office:value-type="float" office:value="34.4406" calcext:value-type="float">
            <text:p>34.4406</text:p>
          </table:table-cell>
          <table:table-cell office:value-type="float" office:value="30032636602" calcext:value-type="float">
            <text:p>30032636602</text:p>
          </table:table-cell>
          <table:table-cell office:value-type="float" office:value="28334126037" calcext:value-type="float">
            <text:p>2833412603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put_5_i420_176x144.yuv</text:p>
          </table:table-cell>
          <table:table-cell office:value-type="float" office:value="475200" calcext:value-type="float">
            <text:p>475200</text:p>
          </table:table-cell>
          <table:table-cell office:value-type="float" office:value="368040" calcext:value-type="float">
            <text:p>368040</text:p>
          </table:table-cell>
          <table:table-cell office:value-type="float" office:value="70553" calcext:value-type="float">
            <text:p>70553</text:p>
          </table:table-cell>
          <table:table-cell office:value-type="float" office:value="8.62066" calcext:value-type="float">
            <text:p>8.62066</text:p>
          </table:table-cell>
          <table:table-cell office:value-type="float" office:value="172.532" calcext:value-type="float">
            <text:p>172.532</text:p>
          </table:table-cell>
          <table:table-cell office:value-type="float" office:value="37151671026" calcext:value-type="float">
            <text:p>37151671026</text:p>
          </table:table-cell>
          <table:table-cell office:value-type="float" office:value="35297586702" calcext:value-type="float">
            <text:p>3529758670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put_6_i420_176x144.yuv</text:p>
          </table:table-cell>
          <table:table-cell office:value-type="float" office:value="380160" calcext:value-type="float">
            <text:p>380160</text:p>
          </table:table-cell>
          <table:table-cell office:value-type="float" office:value="366224" calcext:value-type="float">
            <text:p>366224</text:p>
          </table:table-cell>
          <table:table-cell office:value-type="float" office:value="57773" calcext:value-type="float">
            <text:p>57773</text:p>
          </table:table-cell>
          <table:table-cell office:value-type="float" office:value="13.9918" calcext:value-type="float">
            <text:p>13.9918</text:p>
          </table:table-cell>
          <table:table-cell office:value-type="float" office:value="138.6" calcext:value-type="float">
            <text:p>138.6</text:p>
          </table:table-cell>
          <table:table-cell office:value-type="float" office:value="33788854284" calcext:value-type="float">
            <text:p>33788854284</text:p>
          </table:table-cell>
          <table:table-cell office:value-type="float" office:value="32090500812" calcext:value-type="float">
            <text:p>3209050081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put_7_i420_352x288.yuv</text:p>
          </table:table-cell>
          <table:table-cell office:value-type="float" office:value="456192" calcext:value-type="float">
            <text:p>456192</text:p>
          </table:table-cell>
          <table:table-cell office:value-type="float" office:value="1417224" calcext:value-type="float">
            <text:p>1417224</text:p>
          </table:table-cell>
          <table:table-cell office:value-type="float" office:value="62744" calcext:value-type="float">
            <text:p>62744</text:p>
          </table:table-cell>
          <table:table-cell office:value-type="float" office:value="24.6762" calcext:value-type="float">
            <text:p>24.6762</text:p>
          </table:table-cell>
          <table:table-cell office:value-type="float" office:value="41.9692" calcext:value-type="float">
            <text:p>41.9692</text:p>
          </table:table-cell>
          <table:table-cell office:value-type="float" office:value="40759078077" calcext:value-type="float">
            <text:p>40759078077</text:p>
          </table:table-cell>
          <table:table-cell office:value-type="float" office:value="38314371270" calcext:value-type="float">
            <text:p>3831437127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3:33:14.125241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04:43.180995870</meta:creation-date>
    <dc:date>2019-03-20T15:30:03.073201068</dc:date>
    <meta:editing-duration>PT4H9M50S</meta:editing-duration>
    <meta:editing-cycles>41</meta:editing-cycles>
    <meta:generator>LibreOffice/6.1.5.2$Linux_X86_64 LibreOffice_project/10$Build-2</meta:generator>
    <meta:document-statistic meta:table-count="1" meta:cell-count="421" meta:object-count="0"/>
  </office:meta>
</office:document-meta>
</file>